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7A000000355C6286C1C587BC80.png" manifest:media-type="image/png"/>
  <manifest:file-entry manifest:full-path="Pictures/1000000000000046000000954A55B9037E8A0DCF.png" manifest:media-type="image/png"/>
  <manifest:file-entry manifest:full-path="Pictures/100000000000003300000067D951E3362EF1FD2A.png" manifest:media-type="image/png"/>
  <manifest:file-entry manifest:full-path="Pictures/10000000000000890000003D971DB8845164D89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0.3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.624cm" svg:height="1.613cm" svg:x="4.028cm" svg:y="7.912cm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1.348cm" svg:height="2.724cm" svg:x="6.985cm" svg:y="8.89cm">
          <draw:image xlink:href="Pictures/100000000000003300000067D951E3362EF1FD2A.png" xlink:type="simple" xlink:show="embed" xlink:actuate="onLoad" loext:mime-type="image/png">
            <text:p/>
          </draw:image>
        </draw:frame>
        <draw:frame draw:style-name="gr2" draw:text-style-name="P2" draw:layer="layout" svg:width="0.853cm" svg:height="1.673cm" svg:x="11.212cm" svg:y="9.636cm">
          <draw:text-box>
            <text:p>2</text:p>
            <text:p/>
          </draw:text-box>
        </draw:frame>
        <draw:frame draw:style-name="gr3" draw:text-style-name="P2" draw:layer="layout" svg:width="0.853cm" svg:height="1.673cm" svg:x="10.577cm" svg:y="3.175cm">
          <draw:text-box>
            <text:p>1</text:p>
            <text:p/>
          </draw:text-box>
        </draw:frame>
        <draw:frame draw:style-name="gr4" draw:text-style-name="P2" draw:layer="layout" svg:width="2.123cm" svg:height="2.384cm" svg:x="17.145cm" svg:y="9.681cm">
          <draw:text-box>
            <text:p>10</text:p>
            <text:p/>
          </draw:text-box>
        </draw:frame>
        <draw:frame draw:style-name="gr2" draw:text-style-name="P2" draw:layer="layout" svg:width="0.853cm" svg:height="1.673cm" svg:x="9.307cm" svg:y="10.16cm">
          <draw:text-box>
            <text:p>9</text:p>
            <text:p/>
          </draw:text-box>
        </draw:frame>
        <draw:frame draw:style-name="gr3" draw:text-style-name="P2" draw:layer="layout" svg:width="0.853cm" svg:height="1.673cm" svg:x="15.657cm" svg:y="11.43cm">
          <draw:text-box>
            <text:p>8</text:p>
            <text:p/>
          </draw:text-box>
        </draw:frame>
        <draw:frame draw:style-name="gr3" draw:text-style-name="P2" draw:layer="layout" svg:width="0.853cm" svg:height="1.673cm" svg:x="8.037cm" svg:y="11.43cm">
          <draw:text-box>
            <text:p>7</text:p>
            <text:p/>
          </draw:text-box>
        </draw:frame>
        <draw:frame draw:style-name="gr2" draw:text-style-name="P2" draw:layer="layout" svg:width="0.853cm" svg:height="1.673cm" svg:x="14.605cm" svg:y="6.985cm">
          <draw:text-box>
            <text:p>6</text:p>
            <text:p/>
          </draw:text-box>
        </draw:frame>
        <draw:frame draw:style-name="gr2" draw:text-style-name="P2" draw:layer="layout" svg:width="0.853cm" svg:height="1.673cm" svg:x="18.415cm" svg:y="6.985cm">
          <draw:text-box>
            <text:p>5</text:p>
            <text:p/>
          </draw:text-box>
        </draw:frame>
        <draw:frame draw:style-name="gr2" draw:text-style-name="P2" draw:layer="layout" svg:width="0.853cm" svg:height="1.673cm" svg:x="3.592cm" svg:y="8.89cm">
          <draw:text-box>
            <text:p>4</text:p>
            <text:p/>
          </draw:text-box>
        </draw:frame>
        <draw:frame draw:style-name="gr3" draw:text-style-name="P2" draw:layer="layout" svg:width="3.392cm" svg:height="1.673cm" svg:x="6.768cm" svg:y="6.582cm">
          <draw:text-box>
            <text:p>3</text:p>
            <text:p/>
          </draw:text-box>
        </draw:frame>
        <draw:frame draw:style-name="gr3" draw:text-style-name="P2" draw:layer="layout" svg:width="1.905cm" svg:height="1.673cm" svg:x="6.813cm" svg:y="3.175cm">
          <draw:text-box>
            <text:p>0</text:p>
            <text:p/>
          </draw:text-box>
        </draw:frame>
        <draw:frame draw:style-name="gr1" draw:text-style-name="P1" draw:layer="layout" svg:width="1.851cm" svg:height="3.941cm" draw:transform="rotate (-1.54793251359377) translate (10.925cm 3.285cm)">
          <draw:image xlink:href="Pictures/1000000000000046000000954A55B9037E8A0DCF.png" xlink:type="simple" xlink:show="embed" xlink:actuate="onLoad" loext:mime-type="image/png">
            <text:p/>
          </draw:image>
        </draw:frame>
        <draw:frame draw:style-name="gr1" draw:text-style-name="P1" draw:layer="layout" svg:width="1.348cm" svg:height="2.724cm" svg:x="14.605cm" svg:y="8.706cm">
          <draw:image xlink:href="Pictures/100000000000003300000067D951E3362EF1FD2A.png" xlink:type="simple" xlink:show="embed" xlink:actuate="onLoad" loext:mime-type="image/png">
            <text:p/>
          </draw:image>
        </draw:frame>
        <draw:frame draw:style-name="gr1" draw:text-style-name="P1" draw:layer="layout" svg:width="3.624cm" svg:height="1.613cm" svg:x="7.588cm" svg:y="7.62cm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3.624cm" svg:height="1.613cm" svg:x="11.276cm" svg:y="8.023cm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3.624cm" svg:height="1.613cm" svg:x="15.426cm" svg:y="7.912cm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2.276cm" svg:height="1.013cm" draw:transform="rotate (-1.56643300366491) translate (8.028cm 11.69cm)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3.624cm" svg:height="1.613cm" draw:transform="rotate (-1.54548905264098) translate (11.973cm 4.359cm)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3" draw:text-style-name="P2" draw:layer="layout" svg:width="1.905cm" svg:height="1.673cm" svg:x="6.814cm" svg:y="3.176cm">
          <draw:text-box>
            <text:p>0</text:p>
            <text:p/>
          </draw:text-box>
        </draw:frame>
        <draw:frame draw:style-name="gr3" draw:text-style-name="P2" draw:layer="layout" svg:width="1.905cm" svg:height="1.673cm" svg:x="7.62cm" svg:y="13.567cm">
          <draw:text-box>
            <text:p>0</text:p>
            <text:p/>
          </draw:text-box>
        </draw:frame>
        <draw:frame draw:style-name="gr1" draw:text-style-name="P1" draw:layer="layout" svg:width="2.276cm" svg:height="1.013cm" draw:transform="rotate (-1.56643300366491) translate (15.647cm 11.43cm)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3" draw:text-style-name="P2" draw:layer="layout" svg:width="1.905cm" svg:height="1.673cm" svg:x="15.24cm" svg:y="13.567cm">
          <draw:text-box>
            <text:p>0</text:p>
            <text:p/>
          </draw:text-box>
        </draw:frame>
        <draw:frame draw:style-name="gr1" draw:text-style-name="P1" draw:layer="layout" svg:width="1.008cm" svg:height="0.449cm" draw:transform="rotate (1.57969750598007) translate (8.899cm 11.807cm)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1.048cm" svg:height="0.455cm" draw:transform="rotate (-1.55840448910574) translate (9.371cm 9.106cm)">
          <draw:image xlink:href="Pictures/100000000000007A000000355C6286C1C587BC80.png" xlink:type="simple" xlink:show="embed" xlink:actuate="onLoad" loext:mime-type="image/png">
            <text:p/>
          </draw:image>
        </draw:frame>
        <draw:frame draw:style-name="gr1" draw:text-style-name="P1" draw:layer="layout" svg:width="1.008cm" svg:height="0.449cm" draw:transform="rotate (1.57969750598007) translate (16.519cm 11.591cm)">
          <draw:image xlink:href="Pictures/10000000000000890000003D971DB8845164D892.png" xlink:type="simple" xlink:show="embed" xlink:actuate="onLoad" loext:mime-type="image/png">
            <text:p/>
          </draw:image>
        </draw:frame>
        <draw:frame draw:style-name="gr1" draw:text-style-name="P1" draw:layer="layout" svg:width="1.048cm" svg:height="0.455cm" draw:transform="rotate (-1.55840448910574) translate (16.991cm 8.89cm)">
          <draw:image xlink:href="Pictures/100000000000007A000000355C6286C1C587BC80.png" xlink:type="simple" xlink:show="embed" xlink:actuate="onLoad" loext:mime-type="image/png">
            <text:p/>
          </draw:image>
        </draw:frame>
        <draw:frame draw:style-name="gr1" draw:text-style-name="P1" draw:layer="layout" svg:width="1.851cm" svg:height="3.941cm" draw:transform="rotate (3.13583306705821) translate (5.057cm 8.89cm)">
          <draw:image xlink:href="Pictures/1000000000000046000000954A55B9037E8A0DCF.png" xlink:type="simple" xlink:show="embed" xlink:actuate="onLoad" loext:mime-type="image/png">
            <text:p/>
          </draw:image>
        </draw:frame>
        <draw:frame draw:style-name="gr3" draw:text-style-name="P2" draw:layer="layout" svg:width="1.905cm" svg:height="1.673cm" svg:x="3.81cm" svg:y="4.042cm">
          <draw:text-box>
            <text:p>0</text:p>
            <text:p/>
          </draw:text-box>
        </draw:frame>
        <draw:frame draw:style-name="gr3" draw:text-style-name="P2" draw:layer="layout" svg:width="1.905cm" svg:height="1.673cm" svg:x="1.905cm" svg:y="6.582cm">
          <draw:text-box>
            <text:p>V </text:p>
            <text:p/>
          </draw:text-box>
        </draw:frame>
        <draw:frame draw:style-name="gr3" draw:text-style-name="P2" draw:layer="layout" svg:width="1.905cm" svg:height="1.673cm" svg:x="8.672cm" svg:y="2.137cm">
          <draw:text-box>
            <text:p>I </text:p>
            <text:p/>
          </draw:text-box>
        </draw:frame>
        <draw:frame draw:style-name="gr1" draw:text-style-name="P1" draw:layer="layout" svg:width="2.844cm" svg:height="1.235cm" draw:transform="skewX (-0.000872664625997166) rotate (-3.12763001957384) translate (22.13cm 9.147cm)">
          <draw:image xlink:href="Pictures/100000000000007A000000355C6286C1C587BC80.png" xlink:type="simple" xlink:show="embed" xlink:actuate="onLoad" loext:mime-type="image/png">
            <text:p/>
          </draw:image>
        </draw:frame>
        <draw:frame draw:style-name="gr3" draw:text-style-name="P2" draw:layer="layout" svg:width="1.905cm" svg:height="1.673cm" draw:transform="rotate (-0.0404916386462688) translate (22.198cm 8.255cm)">
          <draw:text-box>
            <text:p>0</text:p>
            <text:p/>
          </draw:text-box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6T11:12:15.803181819</meta:creation-date>
    <dc:date>2022-12-16T11:39:32.751770265</dc:date>
    <meta:editing-duration>PT20M9S</meta:editing-duration>
    <meta:editing-cycles>2</meta:editing-cycles>
    <meta:generator>LibreOffice/6.4.6.2$Linux_X86_64 LibreOffice_project/40$Build-2</meta:generator>
    <meta:document-statistic meta:object-count="57"/>
  </office:meta>
</office:document-meta>
</file>